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soveka" svg:font-family="Isoveka"/>
    <style:font-face style:name="Noto Sans Devanagari1" svg:font-family="'Noto Sans Devanagari'" style:font-family-generic="swiss"/>
    <style:font-face style:name="Cantarell" svg:font-family="Cantarell" style:font-pitch="variable"/>
    <style:font-face style:name="FuraCode Nerd Font" svg:font-family="'FuraCode Nerd Font'" style:font-pitch="variable"/>
    <style:font-face style:name="Iosevka Nerd Font" svg:font-family="'Iosevka Nerd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FuraCode Nerd Font" officeooo:rsid="00160dcd" officeooo:paragraph-rsid="00160dcd"/>
    </style:style>
    <style:style style:name="P2" style:family="paragraph" style:parent-style-name="Standard">
      <style:text-properties fo:color="#666666" loext:opacity="100%" style:font-name="FuraCode Nerd Font" officeooo:rsid="00178e90" officeooo:paragraph-rsid="00178e90" fo:background-color="transparent"/>
    </style:style>
    <style:style style:name="P3" style:family="paragraph" style:parent-style-name="Standard">
      <style:text-properties fo:color="#666666" loext:opacity="100%" style:font-name="FuraCode Nerd Font" officeooo:rsid="00188057" officeooo:paragraph-rsid="00188057" fo:background-color="transparent"/>
    </style:style>
    <style:style style:name="P4" style:family="paragraph" style:parent-style-name="Standard">
      <style:text-properties fo:color="#666666" loext:opacity="100%" style:font-name="FuraCode Nerd Font" officeooo:rsid="00188057" officeooo:paragraph-rsid="0019c879" fo:background-color="transparent"/>
    </style:style>
    <style:style style:name="P5" style:family="paragraph" style:parent-style-name="Standard">
      <style:text-properties fo:color="#666666" loext:opacity="100%" style:font-name="FuraCode Nerd Font" officeooo:rsid="0019c879" officeooo:paragraph-rsid="0019c879" fo:background-color="transparent"/>
    </style:style>
    <style:style style:name="P6" style:family="paragraph" style:parent-style-name="Standard">
      <style:text-properties fo:color="#666666" loext:opacity="100%" style:font-name="FuraCode Nerd Font" fo:font-style="italic" officeooo:rsid="0019c879" officeooo:paragraph-rsid="0019c879" fo:background-color="transparent" style:font-style-asian="italic" style:font-style-complex="italic"/>
    </style:style>
    <style:style style:name="P7" style:family="paragraph" style:parent-style-name="Standard">
      <style:text-properties fo:color="#666666" loext:opacity="100%" style:font-name="FuraCode Nerd Font" fo:font-style="italic" officeooo:rsid="0019c879" officeooo:paragraph-rsid="001a1854" fo:background-color="transparent" style:font-style-asian="italic" style:font-style-complex="italic"/>
    </style:style>
    <style:style style:name="P8" style:family="paragraph" style:parent-style-name="Standard">
      <style:text-properties fo:color="#666666" loext:opacity="100%" style:font-name="FuraCode Nerd Font" fo:font-style="italic" officeooo:rsid="001a1854" officeooo:paragraph-rsid="001a1854" fo:background-color="transparent" style:font-style-asian="italic" style:font-style-complex="italic"/>
    </style:style>
    <style:style style:name="P9" style:family="paragraph" style:parent-style-name="Standard">
      <style:text-properties fo:color="#666666" loext:opacity="100%" style:font-name="FuraCode Nerd Font" fo:font-style="italic" officeooo:rsid="001a1854" officeooo:paragraph-rsid="001a830b" fo:background-color="transparent" style:font-style-asian="italic" style:font-style-complex="italic"/>
    </style:style>
    <style:style style:name="P10" style:family="paragraph" style:parent-style-name="Standard">
      <style:text-properties fo:color="#666666" loext:opacity="100%" style:font-name="FuraCode Nerd Font" fo:font-style="italic" officeooo:rsid="001b5180" officeooo:paragraph-rsid="001b5180" fo:background-color="transparent" style:font-style-asian="italic" style:font-style-complex="italic"/>
    </style:style>
    <style:style style:name="P11" style:family="paragraph" style:parent-style-name="Standard">
      <style:text-properties style:use-window-font-color="true" loext:opacity="0%" style:font-name="FuraCode Nerd Font" fo:font-style="normal" fo:font-weight="normal" officeooo:rsid="002a9ec9" officeooo:paragraph-rsid="002a9ec9" fo:background-color="transparent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style:use-window-font-color="true" loext:opacity="0%" style:font-name="FuraCode Nerd Font" fo:font-style="normal" officeooo:rsid="002bad0f" officeooo:paragraph-rsid="002bad0f" fo:background-color="transparent" style:font-style-asian="normal" style:font-style-complex="normal"/>
    </style:style>
    <style:style style:name="P13" style:family="paragraph" style:parent-style-name="Standard">
      <style:text-properties fo:color="#999999" loext:opacity="100%" style:font-name="FuraCode Nerd Font" officeooo:rsid="0019c879" officeooo:paragraph-rsid="0019c879" fo:background-color="transparent"/>
    </style:style>
    <style:style style:name="P14" style:family="paragraph" style:parent-style-name="Standard">
      <style:text-properties fo:color="#999999" loext:opacity="100%" style:font-name="FuraCode Nerd Font" officeooo:rsid="0019c879" officeooo:paragraph-rsid="001a1854" fo:background-color="transparent"/>
    </style:style>
    <style:style style:name="P15" style:family="paragraph" style:parent-style-name="Standard">
      <style:text-properties fo:color="#808080" loext:opacity="100%" style:font-name="FuraCode Nerd Font" fo:font-style="italic" officeooo:rsid="001a830b" officeooo:paragraph-rsid="001a830b" fo:background-color="transparent" style:font-style-asian="italic" style:font-style-complex="italic"/>
    </style:style>
    <style:style style:name="P16" style:family="paragraph" style:parent-style-name="Standard">
      <style:text-properties fo:color="#808080" loext:opacity="100%" style:font-name="FuraCode Nerd Font" fo:font-style="italic" officeooo:rsid="001b5180" officeooo:paragraph-rsid="001b5180" fo:background-color="transparent" style:font-style-asian="italic" style:font-style-complex="italic"/>
    </style:style>
    <style:style style:name="P17" style:family="paragraph" style:parent-style-name="Standard">
      <style:text-properties fo:color="#808080" loext:opacity="100%" style:font-name="FuraCode Nerd Font" fo:font-style="italic" officeooo:rsid="001d2648" officeooo:paragraph-rsid="001d2648" fo:background-color="transparent" style:font-style-asian="italic" style:font-style-complex="italic"/>
    </style:style>
    <style:style style:name="P18" style:family="paragraph" style:parent-style-name="Standard">
      <style:text-properties fo:color="#808080" loext:opacity="100%" style:font-name="FuraCode Nerd Font" fo:font-style="normal" fo:font-weight="normal" officeooo:rsid="001b5180" officeooo:paragraph-rsid="001b5180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color="#808080" loext:opacity="100%" style:font-name="FuraCode Nerd Font" fo:font-style="normal" officeooo:rsid="002230ba" officeooo:paragraph-rsid="002230ba" fo:background-color="transparent" style:font-style-asian="normal" style:font-style-complex="normal"/>
    </style:style>
    <style:style style:name="P20" style:family="paragraph" style:parent-style-name="Standard">
      <style:text-properties fo:color="#808080" loext:opacity="100%" style:font-name="FuraCode Nerd Font" fo:font-style="normal" officeooo:rsid="0023c820" officeooo:paragraph-rsid="0023c820" fo:background-color="transparent" style:font-style-asian="normal" style:font-style-complex="normal"/>
    </style:style>
    <style:style style:name="P21" style:family="paragraph" style:parent-style-name="Standard">
      <style:text-properties fo:color="#808080" loext:opacity="100%" style:font-name="FuraCode Nerd Font" fo:font-style="normal" officeooo:rsid="0024af90" officeooo:paragraph-rsid="0024af90" fo:background-color="transparent" style:font-style-asian="normal" style:font-style-complex="normal"/>
    </style:style>
    <style:style style:name="P22" style:family="paragraph" style:parent-style-name="Standard">
      <style:text-properties fo:color="#808080" loext:opacity="100%" style:font-name="FuraCode Nerd Font" fo:font-style="normal" officeooo:rsid="0024af90" officeooo:paragraph-rsid="0026993d" fo:background-color="transparent" style:font-style-asian="normal" style:font-style-complex="normal"/>
    </style:style>
    <style:style style:name="P23" style:family="paragraph" style:parent-style-name="Standard">
      <style:text-properties fo:color="#808080" loext:opacity="100%" style:font-name="FuraCode Nerd Font" fo:font-style="normal" officeooo:rsid="0026993d" officeooo:paragraph-rsid="0026993d" fo:background-color="transparent" style:font-style-asian="normal" style:font-style-complex="normal"/>
    </style:style>
    <style:style style:name="P24" style:family="paragraph" style:parent-style-name="Standard">
      <style:text-properties fo:color="#808080" loext:opacity="100%" style:font-name="FuraCode Nerd Font" fo:font-style="normal" officeooo:rsid="00286949" officeooo:paragraph-rsid="00286949" fo:background-color="transparent" style:font-style-asian="normal" style:font-style-complex="normal"/>
    </style:style>
    <style:style style:name="P25" style:family="paragraph" style:parent-style-name="Standard">
      <style:text-properties fo:color="#808080" loext:opacity="100%" style:font-name="FuraCode Nerd Font" fo:font-style="normal" officeooo:rsid="002a9ec9" officeooo:paragraph-rsid="002a9ec9" fo:background-color="transparent" style:font-style-asian="normal" style:font-style-complex="normal"/>
    </style:style>
    <style:style style:name="P26" style:family="paragraph" style:parent-style-name="Standard">
      <style:text-properties fo:color="#77bc65" loext:opacity="100%" style:font-name="FuraCode Nerd Font" fo:font-style="italic" officeooo:rsid="001b5180" officeooo:paragraph-rsid="001b5180" fo:background-color="transparent" style:font-style-asian="italic" style:font-style-complex="italic"/>
    </style:style>
    <style:style style:name="P27" style:family="paragraph" style:parent-style-name="Standard">
      <style:text-properties fo:color="#77bc65" loext:opacity="100%" style:font-name="FuraCode Nerd Font" fo:font-style="italic" officeooo:rsid="001b5180" officeooo:paragraph-rsid="001d2648" fo:background-color="transparent" style:font-style-asian="italic" style:font-style-complex="italic"/>
    </style:style>
    <style:style style:name="P28" style:family="paragraph" style:parent-style-name="Standard">
      <style:text-properties fo:color="#77bc65" loext:opacity="100%" style:font-name="FuraCode Nerd Font" fo:font-style="italic" officeooo:rsid="001d2648" officeooo:paragraph-rsid="001d2648" fo:background-color="transparent" style:font-style-asian="italic" style:font-style-complex="italic"/>
    </style:style>
    <style:style style:name="P29" style:family="paragraph" style:parent-style-name="Standard">
      <style:text-properties fo:color="#77bc65" loext:opacity="100%" style:font-name="FuraCode Nerd Font" fo:font-style="italic" officeooo:rsid="001f0633" officeooo:paragraph-rsid="001f0633" fo:background-color="transparent" style:font-style-asian="italic" style:font-style-complex="italic"/>
    </style:style>
    <style:style style:name="P30" style:family="paragraph" style:parent-style-name="Standard">
      <style:text-properties fo:color="#77bc65" loext:opacity="100%" style:font-name="FuraCode Nerd Font" fo:font-style="italic" officeooo:rsid="001f0633" officeooo:paragraph-rsid="001f2fff" fo:background-color="transparent" style:font-style-asian="italic" style:font-style-complex="italic"/>
    </style:style>
    <style:style style:name="P31" style:family="paragraph" style:parent-style-name="Standard">
      <style:text-properties fo:color="#77bc65" loext:opacity="100%" style:font-name="FuraCode Nerd Font" fo:font-style="italic" officeooo:rsid="001f79a4" officeooo:paragraph-rsid="001f79a4" fo:background-color="transparent" style:font-style-asian="italic" style:font-style-complex="italic"/>
    </style:style>
    <style:style style:name="P32" style:family="paragraph" style:parent-style-name="Standard">
      <style:text-properties fo:color="#77bc65" loext:opacity="100%" style:font-name="FuraCode Nerd Font" fo:font-style="italic" officeooo:rsid="002dfee4" officeooo:paragraph-rsid="002dfee4" fo:background-color="transparent" style:font-style-asian="italic" style:font-style-complex="italic"/>
    </style:style>
    <style:style style:name="P33" style:family="paragraph" style:parent-style-name="Standard">
      <style:text-properties fo:color="#77bc65" loext:opacity="100%" style:font-name="FuraCode Nerd Font" fo:font-style="normal" officeooo:rsid="001f79a4" officeooo:paragraph-rsid="001f79a4" fo:background-color="transparent" style:font-style-asian="normal" style:font-style-complex="normal"/>
    </style:style>
    <style:style style:name="P34" style:family="paragraph" style:parent-style-name="Standard">
      <style:text-properties fo:color="#77bc65" loext:opacity="100%" style:font-name="FuraCode Nerd Font" fo:font-style="normal" officeooo:rsid="0020f8da" officeooo:paragraph-rsid="0020f8da" fo:background-color="transparent" style:font-style-asian="normal" style:font-style-complex="normal"/>
    </style:style>
    <style:style style:name="P35" style:family="paragraph" style:parent-style-name="Standard">
      <style:text-properties fo:color="#77bc65" loext:opacity="100%" style:font-name="FuraCode Nerd Font" fo:font-style="normal" officeooo:rsid="0020f8da" officeooo:paragraph-rsid="0023c820" fo:background-color="transparent" style:font-style-asian="normal" style:font-style-complex="normal"/>
    </style:style>
    <style:style style:name="P36" style:family="paragraph" style:parent-style-name="Standard">
      <style:text-properties fo:color="#77bc65" loext:opacity="100%" style:font-name="FuraCode Nerd Font" fo:font-style="normal" officeooo:rsid="002230ba" officeooo:paragraph-rsid="002230ba" fo:background-color="transparent" style:font-style-asian="normal" style:font-style-complex="normal"/>
    </style:style>
    <style:style style:name="P37" style:family="paragraph" style:parent-style-name="Standard">
      <style:text-properties fo:color="#77bc65" loext:opacity="100%" style:font-name="FuraCode Nerd Font" fo:font-style="normal" officeooo:rsid="0023c820" officeooo:paragraph-rsid="0023c820" fo:background-color="transparent" style:font-style-asian="normal" style:font-style-complex="normal"/>
    </style:style>
    <style:style style:name="P38" style:family="paragraph" style:parent-style-name="Standard">
      <style:text-properties fo:color="#77bc65" loext:opacity="100%" style:font-name="FuraCode Nerd Font" fo:font-style="normal" officeooo:rsid="002a74d0" officeooo:paragraph-rsid="002a74d0" fo:background-color="transparent" style:font-style-asian="normal" style:font-style-complex="normal"/>
    </style:style>
    <style:style style:name="P39" style:family="paragraph" style:parent-style-name="Standard">
      <style:text-properties officeooo:paragraph-rsid="00317e4a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1a1854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1b5180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d2648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74d0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435e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2dfee4" style:font-style-asian="normal" style:font-weight-asian="normal" style:font-style-complex="normal" style:font-weight-complex="normal"/>
    </style:style>
    <style:style style:name="T10" style:family="text">
      <style:text-properties fo:color="#f10d0c" loext:opacity="100%"/>
    </style:style>
    <style:style style:name="T11" style:family="text">
      <style:text-properties fo:color="#f10d0c" loext:opacity="100%" fo:font-style="normal" style:font-style-asian="normal" style:font-style-complex="normal"/>
    </style:style>
    <style:style style:name="T12" style:family="text">
      <style:text-properties fo:color="#f10d0c" loext:opacity="100%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color="#f10d0c" loext:opacity="100%" fo:font-style="normal" fo:font-weight="normal" officeooo:rsid="001f2fff" style:font-style-asian="normal" style:font-weight-asian="normal" style:font-style-complex="normal" style:font-weight-complex="normal"/>
    </style:style>
    <style:style style:name="T14" style:family="text">
      <style:text-properties fo:color="#f10d0c" loext:opacity="100%" fo:font-weight="normal" style:font-weight-asian="normal" style:font-weight-complex="normal"/>
    </style:style>
    <style:style style:name="T15" style:family="text">
      <style:text-properties style:use-window-font-color="true" loext:opacity="0%"/>
    </style:style>
    <style:style style:name="T16" style:family="text">
      <style:text-properties style:use-window-font-color="true" loext:opacity="0%" fo:font-style="normal" style:font-style-asian="normal" style:font-style-complex="normal"/>
    </style:style>
    <style:style style:name="T17" style:family="text">
      <style:text-properties style:use-window-font-color="true" loext:opacity="0%" fo:font-style="normal" officeooo:rsid="0019c879" style:font-style-asian="normal" style:font-style-complex="normal"/>
    </style:style>
    <style:style style:name="T18" style:family="text">
      <style:text-properties style:use-window-font-color="true" loext:opacity="0%"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style:use-window-font-color="true" loext:opacity="0%" fo:font-style="normal" fo:font-weight="normal" officeooo:rsid="001a1854" style:font-style-asian="normal" style:font-weight-asian="normal" style:font-style-complex="normal" style:font-weight-complex="normal"/>
    </style:style>
    <style:style style:name="T20" style:family="text">
      <style:text-properties style:use-window-font-color="true" loext:opacity="0%" fo:font-style="normal" fo:font-weight="normal" officeooo:rsid="001f2fff" style:font-style-asian="normal" style:font-weight-asian="normal" style:font-style-complex="normal" style:font-weight-complex="normal"/>
    </style:style>
    <style:style style:name="T21" style:family="text">
      <style:text-properties style:use-window-font-color="true" loext:opacity="0%" fo:font-style="italic" officeooo:rsid="0019c879" style:font-style-asian="italic" style:font-style-complex="italic"/>
    </style:style>
    <style:style style:name="T22" style:family="text">
      <style:text-properties style:use-window-font-color="true" loext:opacity="0%"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style:use-window-font-color="true" loext:opacity="0%" fo:font-weight="normal" style:font-weight-asian="normal" style:font-weight-complex="normal"/>
    </style:style>
    <style:style style:name="T24" style:family="text">
      <style:text-properties style:use-window-font-color="true" loext:opacity="0%" fo:font-weight="normal" officeooo:rsid="0023c820" style:font-weight-asian="normal" style:font-weight-complex="normal"/>
    </style:style>
    <style:style style:name="T25" style:family="text">
      <style:text-properties style:use-window-font-color="true" loext:opacity="0%" fo:font-weight="normal" officeooo:rsid="0024af90" style:font-weight-asian="normal" style:font-weight-complex="normal"/>
    </style:style>
    <style:style style:name="T26" style:family="text">
      <style:text-properties style:use-window-font-color="true" loext:opacity="0%" fo:font-weight="normal" officeooo:rsid="0026993d" style:font-weight-asian="normal" style:font-weight-complex="normal"/>
    </style:style>
    <style:style style:name="T27" style:family="text">
      <style:text-properties style:use-window-font-color="true" loext:opacity="0%" fo:font-weight="normal" officeooo:rsid="00286949" style:font-weight-asian="normal" style:font-weight-complex="normal"/>
    </style:style>
    <style:style style:name="T28" style:family="text">
      <style:text-properties style:use-window-font-color="true" loext:opacity="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color="#3faf46" loext:opacity="100%" fo:font-style="italic" style:font-style-asian="italic" style:font-style-complex="italic"/>
    </style:style>
    <style:style style:name="T30" style:family="text">
      <style:text-properties fo:color="#3faf46" loext:opacity="100%" fo:font-style="italic" officeooo:rsid="0019c879" style:font-style-asian="italic" style:font-style-complex="italic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color="#a1467e" loext:opacity="100%"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fo:color="#77bc65" loext:opacity="100%" fo:font-style="normal" fo:font-weight="normal" style:font-style-asian="normal" style:font-weight-asian="normal" style:font-style-complex="normal" style:font-weight-complex="normal"/>
    </style:style>
    <style:style style:name="T34" style:family="text">
      <style:text-properties fo:color="#77bc65" loext:opacity="100%" fo:font-style="normal" fo:font-weight="normal" officeooo:rsid="001a830b" style:font-style-asian="normal" style:font-weight-asian="normal" style:font-style-complex="normal" style:font-weight-complex="normal"/>
    </style:style>
    <style:style style:name="T35" style:family="text">
      <style:text-properties fo:color="#77bc65" loext:opacity="100%" fo:font-style="normal" fo:font-weight="normal" officeooo:rsid="001d2648" style:font-style-asian="normal" style:font-weight-asian="normal" style:font-style-complex="normal" style:font-weight-complex="normal"/>
    </style:style>
    <style:style style:name="T36" style:family="text">
      <style:text-properties fo:color="#77bc65" loext:opacity="100%" style:font-name="FuraCode Nerd Font" fo:font-style="normal" fo:font-weight="normal" officeooo:rsid="001d2648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77bc65" loext:opacity="100%" style:font-name="FuraCode Nerd Font" fo:font-style="normal" fo:font-weight="normal" officeooo:rsid="002dfee4" fo:background-color="transparent" loext:char-shading-value="0" style:font-style-asian="normal" style:font-weight-asian="normal" style:font-style-complex="normal" style:font-weight-complex="normal"/>
    </style:style>
    <style:style style:name="T38" style:family="text">
      <style:text-properties fo:color="#77bc65" loext:opacity="100%" style:font-name="FuraCode Nerd Font" fo:font-style="normal" fo:font-weight="normal" officeooo:rsid="001b5180" fo:background-color="transparent" loext:char-shading-value="0" style:font-style-asian="normal" style:font-weight-asian="normal" style:font-style-complex="normal" style:font-weight-complex="normal"/>
    </style:style>
    <style:style style:name="T39" style:family="text">
      <style:text-properties fo:color="#77bc65" loext:opacity="100%" style:font-name="FuraCode Nerd Font" fo:font-style="normal" fo:font-weight="normal" officeooo:rsid="003112e5" fo:background-color="transparent" loext:char-shading-value="0" style:font-style-asian="normal" style:font-weight-asian="normal" style:font-style-complex="normal" style:font-weight-complex="normal"/>
    </style:style>
    <style:style style:name="T40" style:family="text">
      <style:text-properties fo:color="#77bc65" loext:opacity="100%" fo:font-weight="normal" style:font-weight-asian="normal" style:font-weight-complex="normal"/>
    </style:style>
    <style:style style:name="T41" style:family="text">
      <style:text-properties style:text-line-through-style="solid" style:text-line-through-type="single" fo:font-style="normal" fo:font-weight="normal" style:font-style-asian="normal" style:font-weight-asian="normal" style:font-style-complex="normal" style:font-weight-complex="normal"/>
    </style:style>
    <style:style style:name="T42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rch Install Guide</text:p>
      <text:p text:style-name="P1"/>
      <text:p text:style-name="P2"><text:span text:style-name="T10">#</text:span><text:span text:style-name="T15">ls /</text:span><text:span text:style-name="T16">sys/firmware/efi/efivars</text:span></text:p>
      <text:p text:style-name="P2"><text:span text:style-name="T2"/></text:p>
      <text:p text:style-name="P2"><text:span text:style-name="T11">#</text:span><text:span text:style-name="T16">ip link</text:span></text:p>
      <text:p text:style-name="P2"><text:span text:style-name="T11">#</text:span><text:span text:style-name="T16">ip link set </text:span><text:span text:style-name="T29">interface</text:span><text:span text:style-name="T16"> up</text:span></text:p>
      <text:p text:style-name="P2"><text:span text:style-name="T2"/></text:p>
      <text:p text:style-name="P3"><text:span text:style-name="T11">#</text:span><text:span text:style-name="T16">iwctl</text:span></text:p>
      <text:p text:style-name="P4"><text:span text:style-name="T16">[iwd]</text:span><text:span text:style-name="T11"># </text:span><text:span text:style-name="T17">device list</text:span></text:p>
      <text:p text:style-name="P3"><text:span text:style-name="T16">[iwd]</text:span><text:span text:style-name="T11"># </text:span><text:span text:style-name="T17">station </text:span><text:span text:style-name="T30">interface</text:span><text:span text:style-name="T21"> </text:span><text:span text:style-name="T17">scan</text:span></text:p>
      <text:p text:style-name="P4"><text:span text:style-name="T16">[iwd]</text:span><text:span text:style-name="T11"># </text:span><text:span text:style-name="T17">station </text:span><text:span text:style-name="T30">interface</text:span><text:span text:style-name="T21"> </text:span><text:span text:style-name="T17">get-networks</text:span></text:p>
      <text:p text:style-name="P4"><text:span text:style-name="T16">[iwd]</text:span><text:span text:style-name="T11"># </text:span><text:span text:style-name="T17">station </text:span><text:span text:style-name="T30">interface</text:span><text:span text:style-name="T21"> </text:span><text:span text:style-name="T17">connect</text:span><text:span text:style-name="T21"> </text:span><text:span text:style-name="T30">SSID</text:span></text:p>
      <text:p text:style-name="P4"><text:span text:style-name="T30"/></text:p>
      <text:p text:style-name="P5"><text:span text:style-name="T12">#</text:span><text:span text:style-name="T16">ping 1.1.1.1</text:span></text:p>
      <text:p text:style-name="P5"><text:span text:style-name="T16"/></text:p>
      <text:p text:style-name="P5"><text:span text:style-name="T12">#</text:span><text:span text:style-name="T18">timedatectl set-ntp true</text:span></text:p>
      <text:p text:style-name="P5"><text:span text:style-name="T12">#</text:span><text:span text:style-name="T18">timedatectl status</text:span></text:p>
      <text:p text:style-name="P5"><text:span text:style-name="T18"/></text:p>
      <text:p text:style-name="P5"><text:span text:style-name="T12">#</text:span><text:span text:style-name="T18">cfdisk</text:span></text:p>
      <text:p text:style-name="P5"><text:span text:style-name="T18"/></text:p>
      <text:p text:style-name="P13"><text:span text:style-name="T3">Converting to GPT:</text:span></text:p>
      <text:p text:style-name="P5"><text:span text:style-name="T12">#</text:span><text:span text:style-name="T18">gdisk </text:span><text:span text:style-name="T32">/dev/sdX</text:span></text:p>
      <text:p text:style-name="P5"><text:span text:style-name="T18">Command:w</text:span></text:p>
      <text:p text:style-name="P5"><text:span text:style-name="T18">Command:y</text:span></text:p>
      <text:p text:style-name="P5"><text:span text:style-name="T18"/></text:p>
      <text:p text:style-name="P5"><text:span text:style-name="T12">#</text:span><text:span text:style-name="T18">lsblk</text:span></text:p>
      <text:p text:style-name="P5"><text:span text:style-name="T12">#</text:span><text:span text:style-name="T18">blkid</text:span></text:p>
      <text:p text:style-name="P5"><text:span text:style-name="T18"/></text:p>
      <text:p text:style-name="P13"><text:span text:style-name="T3">BIOS w/ GPT:</text:span></text:p>
      <text:p text:style-name="P6"><text:span text:style-name="T32">/dev/sdX</text:span><text:span text:style-name="T18"> 4M BIOS boot</text:span></text:p>
      <text:p text:style-name="P6"><text:span text:style-name="T32">/dev/sdX</text:span><text:span text:style-name="T18"> 8G Linux swap</text:span></text:p>
      <text:p text:style-name="P6"><text:span text:style-name="T32">/dev/sdX</text:span><text:span text:style-name="T18"> 100G Linux Filesystem</text:span></text:p>
      <text:p text:style-name="P6"><text:span text:style-name="T18"/></text:p>
      <text:p text:style-name="P14"><text:span text:style-name="T4">UEFI</text:span><text:span text:style-name="T3"> w/ GPT:</text:span></text:p>
      <text:p text:style-name="P7"><text:span text:style-name="T32">/dev/sdX</text:span><text:span text:style-name="T18"> </text:span><text:span text:style-name="T19">512</text:span><text:span text:style-name="T18">M </text:span><text:span text:style-name="T19">EFI System</text:span></text:p>
      <text:p text:style-name="P7"><text:span text:style-name="T32">/dev/sdX</text:span><text:span text:style-name="T18"> 8G Linux swap</text:span></text:p>
      <text:p text:style-name="P7"><text:span text:style-name="T32">/dev/sdX</text:span><text:span text:style-name="T18"> 100G Linux Filesystem</text:span></text:p>
      <text:p text:style-name="P7"><text:span text:style-name="T18"/></text:p>
      <text:p text:style-name="P8"><text:span text:style-name="T12">#</text:span><text:span text:style-name="T18">mkfs.fat -F32 </text:span><text:span text:style-name="T32">/dev/sdX</text:span></text:p>
      <text:p text:style-name="P8"><text:span text:style-name="T12">#</text:span><text:span text:style-name="T18">mkfs.ext4 </text:span><text:span text:style-name="T32">/dev/sdX</text:span></text:p>
      <text:p text:style-name="P8"><text:span text:style-name="T12">#</text:span><text:span text:style-name="T18">mkswap </text:span><text:span text:style-name="T32">/dev/sdX</text:span></text:p>
      <text:p text:style-name="P8"><text:span text:style-name="T12">#</text:span><text:span text:style-name="T18">swapon </text:span><text:span text:style-name="T32">/dev/sdX</text:span></text:p>
      <text:p text:style-name="P8"><text:span text:style-name="T32"/></text:p>
      <text:p text:style-name="P8"><text:span text:style-name="T12">#</text:span><text:span text:style-name="T18">mount</text:span><text:span text:style-name="T32"> /dev/sdX /mnt</text:span></text:p>
      <text:p text:style-name="P8"><text:span text:style-name="T12">#</text:span><text:span text:style-name="T18">mkdir</text:span><text:span text:style-name="T32"> /mnt/boot/efi</text:span></text:p>
      <text:p text:style-name="P8"><text:span text:style-name="T12">#</text:span><text:span text:style-name="T18">mount</text:span><text:span text:style-name="T32"> /dev/sdX /mnt/boot/efi</text:span></text:p>
      <text:p text:style-name="P8"><text:span text:style-name="T32"/></text:p>
      <text:p text:style-name="P8"><text:soft-page-break/><text:span text:style-name="T12">#</text:span><text:span text:style-name="T18">reflector</text:span><text:span text:style-name="T32"> </text:span><text:span text:style-name="T33">--latest 20 --sort rate --protocol https --country “United States” --age 12 --save /etc/pacman.d/mirrorlist</text:span></text:p>
      <text:p text:style-name="P8"><text:span text:style-name="T33"/></text:p>
      <text:p text:style-name="P9"><text:span text:style-name="T12">#</text:span><text:span text:style-name="T18">pacstrap</text:span><text:span text:style-name="T33"> /mnt base base-devel linux-firmware linux-zen linux-zen-headers</text:span></text:p>
      <text:p text:style-name="P9"><text:span text:style-name="T33"/></text:p>
      <text:p text:style-name="P15"><text:span text:style-name="T5">B</text:span><text:span text:style-name="T3">oot</text:span></text:p>
      <text:p text:style-name="P9"><text:span text:style-name="T33">grub os-prober efibootmgr </text:span><text:span text:style-name="T34">amd-ucode</text:span></text:p>
      <text:p text:style-name="P9"><text:span text:style-name="T34"/></text:p>
      <text:p text:style-name="P16"><text:span text:style-name="T3">Networking</text:span></text:p>
      <text:p text:style-name="P10"><text:span text:style-name="T33">net-tools </text:span><text:span text:style-name="T35">netctl</text:span><text:span text:style-name="T33"> networkmanager dhcpcd ufw</text:span></text:p>
      <text:p text:style-name="P8"><text:span text:style-name="T33"/></text:p>
      <text:p text:style-name="P16"><text:span text:style-name="T3">Wi-Fi</text:span></text:p>
      <text:p text:style-name="P10"><text:span text:style-name="T33">iwd dialog wpa_supplicant</text:span></text:p>
      <text:p text:style-name="P8"><text:span text:style-name="T33"/></text:p>
      <text:p text:style-name="P18">Bluetooth</text:p>
      <text:p text:style-name="P26"><text:span text:style-name="T3">bluez bluez-utils bluez-qt</text:span></text:p>
      <text:p text:style-name="P26"><text:span text:style-name="T3"/></text:p>
      <text:p text:style-name="P17"><text:span text:style-name="T3">Graphics</text:span></text:p>
      <text:p text:style-name="P39"><text:span text:style-name="T36">mesa </text:span><text:span text:style-name="T37">clinfo </text:span><text:span text:style-name="T39">vulkan-icd-loader amdvlk </text:span></text:p>
      <text:p text:style-name="P39"><text:span text:style-name="T36">xorg-server </text:span><text:span text:style-name="T38">dmenu i3-gaps picom </text:span><text:span text:style-name="T36">feh</text:span></text:p>
      <text:p text:style-name="P28"><text:span text:style-name="T3"/></text:p>
      <text:p text:style-name="P32"><text:span text:style-name="T3">$</text:span><text:span text:style-name="T18">yay </text:span><text:span text:style-name="T28">-S rocm-opencl-runtime</text:span></text:p>
      <text:p text:style-name="P26"><text:span text:style-name="T3"/></text:p>
      <text:p text:style-name="P16"><text:span text:style-name="T3">System</text:span></text:p>
      <text:p text:style-name="P27"><text:span text:style-name="T3">ark </text:span><text:span text:style-name="T6">alsa pulseaudio </text:span><text:span text:style-name="T3">reflector mlocate sudo </text:span><text:span text:style-name="T6">linux-tools git </text:span><text:span text:style-name="T3">konsole vim vim-plugns nano kate dolphin dolphin-plugins xf86-input-libinput xf86-input-wacom </text:span><text:span text:style-name="T6">libwacom ntfs-3g filelight gwenview okular xdg-user-dirs </text:span><text:span text:style-name="T7">openssh</text:span></text:p>
      <text:p text:style-name="P26"><text:span text:style-name="T3"/></text:p>
      <text:p text:style-name="P16"><text:span text:style-name="T3">Misc</text:span></text:p>
      <text:p text:style-name="P27"><text:span text:style-name="T6">firefox system-config-printer print-manager </text:span><text:span text:style-name="T3">kdenlive k3b kcalc krita inkscape gimp blender </text:span><text:span text:style-name="T6">ffmpegthumbs </text:span><text:span text:style-name="T3">youtube-dl</text:span></text:p>
      <text:p text:style-name="P26"><text:span text:style-name="T3"/></text:p>
      <text:p text:style-name="P18">Eyecandy</text:p>
      <text:p text:style-name="P26"><text:span text:style-name="T6">spectacle </text:span><text:span text:style-name="T3">qt5ct papirus-icon-theme breeze-icons oxygen-icons htop bashtop lolcat neofetch </text:span><text:span text:style-name="T6">syntax-highlighting</text:span><text:span text:style-name="T3"> powerline powerline-fonts python-powerline powerline-vim </text:span><text:span text:style-name="T8">python-dbus</text:span></text:p>
      <text:p text:style-name="P26"><text:span text:style-name="T3"/></text:p>
      <text:p text:style-name="P29"><text:span text:style-name="T12">#</text:span><text:span text:style-name="T18">genfstab -U /mnt</text:span><text:span text:style-name="T23"> &gt;&gt; </text:span><text:span text:style-name="T18">/mnt/etc/fstab</text:span></text:p>
      <text:p text:style-name="P29"><text:span text:style-name="T18"/></text:p>
      <text:p text:style-name="P29"><text:span text:style-name="T12">#</text:span><text:span text:style-name="T18">arch-chroot /mnt</text:span></text:p>
      <text:p text:style-name="P29"><text:span text:style-name="T18"/></text:p>
      <text:p text:style-name="P29"><text:span text:style-name="T12">#</text:span><text:span text:style-name="T18">timedatectl set-timezone America/Chicago</text:span></text:p>
      <text:p text:style-name="P29"><text:span text:style-name="T12">#</text:span><text:span text:style-name="T18">timedatectl set-ntp true</text:span></text:p>
      <text:p text:style-name="P29"><text:span text:style-name="T12">#</text:span><text:span text:style-name="T18">hwclock –systohc</text:span></text:p>
      <text:p text:style-name="P29"><text:span text:style-name="T18"/></text:p>
      <text:p text:style-name="P29"><text:soft-page-break/><text:span text:style-name="T18"/></text:p>
      <text:p text:style-name="P29"><text:span text:style-name="T12">#</text:span><text:span text:style-name="T18">vim /etc/locale.gen </text:span><text:span text:style-name="T20">uncomment #en_US.UTF-8</text:span></text:p>
      <text:p text:style-name="P29"><text:span text:style-name="T12">#</text:span><text:span text:style-name="T18">locale-gen</text:span></text:p>
      <text:p text:style-name="P30"><text:span text:style-name="T12">#</text:span><text:span text:style-name="T20">echo</text:span><text:span text:style-name="T13"> </text:span><text:span text:style-name="T20">LANG=en_US.UTF-8 &gt;&gt;</text:span><text:span text:style-name="T18"> /etc/locale.conf </text:span></text:p>
      <text:p text:style-name="P31"><text:span text:style-name="T12">#</text:span><text:span text:style-name="T18">echo </text:span><text:span text:style-name="T31">hostname</text:span><text:span text:style-name="T18"> &gt;&gt; /etc/hostname</text:span></text:p>
      <text:p text:style-name="P31"><text:span text:style-name="T12">#</text:span><text:span text:style-name="T18">vim /etc/hosts</text:span></text:p>
      <text:p text:style-name="P31"><text:span text:style-name="T18"/></text:p>
      <text:p text:style-name="P31"><text:span text:style-name="T18"><text:tab/>127.0.0.1 localhost</text:span></text:p>
      <text:p text:style-name="P33"><text:span text:style-name="T23"><text:tab/>::1 localhost</text:span></text:p>
      <text:p text:style-name="P33"><text:span text:style-name="T23"><text:tab/>127.0.1.1 </text:span><text:span text:style-name="T1">hostname</text:span><text:span text:style-name="T23">.localdomain </text:span><text:span text:style-name="T1">hostname</text:span></text:p>
      <text:p text:style-name="P33"><text:span text:style-name="T22"/></text:p>
      <text:p text:style-name="P33"><text:span text:style-name="T14">#</text:span><text:span text:style-name="T23">passwd</text:span></text:p>
      <text:p text:style-name="P33"><text:span text:style-name="T14">#</text:span><text:span text:style-name="T23">useradd -m</text:span><text:span text:style-name="T22"> </text:span><text:span text:style-name="T1">user</text:span></text:p>
      <text:p text:style-name="P33"><text:span text:style-name="T14">#</text:span><text:span text:style-name="T23">passwd</text:span><text:span text:style-name="T22"> </text:span><text:span text:style-name="T1">user</text:span></text:p>
      <text:p text:style-name="P33"><text:span text:style-name="T14">#</text:span><text:span text:style-name="T23">vim</text:span><text:span text:style-name="T22"> </text:span><text:span text:style-name="T23">/etc/sudoers</text:span></text:p>
      <text:p text:style-name="P33"><text:span text:style-name="T23"/></text:p>
      <text:p text:style-name="P33"><text:span text:style-name="T1"><text:tab/>user</text:span><text:span text:style-name="T23"> ALL=(ALL) ALL</text:span></text:p>
      <text:p text:style-name="P33"><text:span text:style-name="T23"><text:tab/>Defaults passwd_timeout=0</text:span></text:p>
      <text:p text:style-name="P33"><text:span text:style-name="T23"/></text:p>
      <text:p text:style-name="P20"><text:span text:style-name="T31">EFI</text:span></text:p>
      <text:p text:style-name="P34"><text:span text:style-name="T14">#</text:span><text:span text:style-name="T23">grub-install --target=x86_64-efi --efi-directory=/boot/efi –bootloader-id=GRUB</text:span></text:p>
      <text:p text:style-name="P34"><text:span text:style-name="T23"/></text:p>
      <text:p text:style-name="P20"><text:span text:style-name="T31">BIOS boot</text:span></text:p>
      <text:p text:style-name="P35"><text:span text:style-name="T14">#</text:span><text:span text:style-name="T23">grub-install --target=</text:span><text:span text:style-name="T24">i386-pc</text:span><text:span text:style-name="T23"> /</text:span><text:span text:style-name="T24">dev/sdX</text:span></text:p>
      <text:p text:style-name="P37"><text:span text:style-name="T23"/></text:p>
      <text:p text:style-name="P34"><text:span text:style-name="T14">#</text:span><text:span text:style-name="T23">os-prober</text:span></text:p>
      <text:p text:style-name="P34"><text:span text:style-name="T14">#</text:span><text:span text:style-name="T23">grub-mkconfig -o /boot/grub/grub.cfg</text:span></text:p>
      <text:p text:style-name="P34"><text:span text:style-name="T14">#</text:span><text:span text:style-name="T23">efibootmgr</text:span></text:p>
      <text:p text:style-name="P34"><text:span text:style-name="T23"/></text:p>
      <text:p text:style-name="P36"><text:span text:style-name="T14">#</text:span><text:span text:style-name="T23">su </text:span><text:span text:style-name="T1">user</text:span></text:p>
      <text:p text:style-name="P36"><text:span text:style-name="T31">$</text:span><text:span text:style-name="T23">xdg-user-dirs-update</text:span></text:p>
      <text:p text:style-name="P36"><text:span text:style-name="T31">$</text:span><text:span text:style-name="T23">git clone </text:span><text:a xlink:type="simple" xlink:href="https://aur.archlinux.org/yay.git" text:style-name="Internet_20_link" text:visited-style-name="Visited_20_Internet_20_Link">https://aur.archlinux.org/yay.git</text:a></text:p>
      <text:p text:style-name="P36"><text:span text:style-name="T31">$</text:span><text:span text:style-name="T23">cd yay &amp;&amp; makepkg -si</text:span></text:p>
      <text:p text:style-name="P36"><text:span text:style-name="T31">$</text:span><text:span text:style-name="T23">yay -S ly </text:span><text:span text:style-name="T26">polybar</text:span></text:p>
      <text:p text:style-name="P36"><text:span text:style-name="T14">#</text:span><text:span text:style-name="T23">systemctl enable ly</text:span></text:p>
      <text:p text:style-name="P36"><text:span text:style-name="T14"/></text:p>
      <text:p text:style-name="P36"><text:span text:style-name="T14">#</text:span><text:span text:style-name="T23">systemctl enable NetworkManager</text:span></text:p>
      <text:p text:style-name="P19"><text:span text:style-name="T31">or</text:span></text:p>
      <text:p text:style-name="P36"><text:span text:style-name="T14">#</text:span><text:span text:style-name="T23">systemctl enable iwd</text:span></text:p>
      <text:p text:style-name="P36"><text:span text:style-name="T23"/></text:p>
      <text:p text:style-name="P38"><text:span text:style-name="T14">#</text:span><text:span text:style-name="T23">systemctl enable sshd</text:span></text:p>
      <text:p text:style-name="P37"><text:span text:style-name="T14">#</text:span><text:span text:style-name="T23">systemctl enable fstrim.timer</text:span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pan text:style-name="T23"/></text:p>
      <text:p text:style-name="P37"><text:soft-page-break/><text:span text:style-name="T23"/></text:p>
      <text:p text:style-name="P20"><text:span text:style-name="T31">Configuration</text:span></text:p>
      <text:p text:style-name="P20"><text:span text:style-name="T31"/></text:p>
      <text:p text:style-name="P20"><text:span text:style-name="T14">#</text:span><text:span text:style-name="T23">vim /etc/environment</text:span></text:p>
      <text:p text:style-name="P20"><text:span text:style-name="T23"/></text:p>
      <text:p text:style-name="P20"><text:span text:style-name="T23"><text:tab/>QT_QPA_PLATFORMTHEME=qt5ct</text:span></text:p>
      <text:p text:style-name="P20"><text:span text:style-name="T23"/></text:p>
      <text:p text:style-name="P20"><text:span text:style-name="T23"/></text:p>
      <text:p text:style-name="P20"><text:span text:style-name="T14">#</text:span><text:span text:style-name="T23">vim /etc/pacman.conf</text:span></text:p>
      <text:p text:style-name="P20"><text:span text:style-name="T23"/></text:p>
      <text:p text:style-name="P20"><text:span text:style-name="T23"><text:tab/></text:span><text:span text:style-name="T25">IloveCandy</text:span></text:p>
      <text:p text:style-name="P20"><text:span text:style-name="T25"><text:tab/>Color</text:span></text:p>
      <text:p text:style-name="P20"><text:span text:style-name="T25"/></text:p>
      <text:p text:style-name="P21"><text:span text:style-name="T14">#</text:span><text:span text:style-name="T23">vim /etc/resolv.conf</text:span></text:p>
      <text:p text:style-name="P20"><text:span text:style-name="T23"/></text:p>
      <text:p text:style-name="P20"><text:span text:style-name="T23"><text:tab/></text:span><text:span text:style-name="T25">nameserver 1.1.1.1</text:span></text:p>
      <text:p text:style-name="P20"><text:span text:style-name="T25"/></text:p>
      <text:p text:style-name="P21"><text:span text:style-name="T14">#</text:span><text:span text:style-name="T23">vim /etc/iwd/main.conf</text:span></text:p>
      <text:p text:style-name="P21"><text:span text:style-name="T23"/></text:p>
      <text:p text:style-name="P21"><text:span text:style-name="T23"><text:tab/></text:span><text:span text:style-name="T26">[General]</text:span></text:p>
      <text:p text:style-name="P21"><text:span text:style-name="T26"><text:tab/>EnableNetworkConfiguration=true</text:span></text:p>
      <text:p text:style-name="P21"><text:span text:style-name="T26"><text:tab/>RoutePriorityOffset=300</text:span></text:p>
      <text:p text:style-name="P21"><text:span text:style-name="T26"><text:tab/>[Network]</text:span></text:p>
      <text:p text:style-name="P21"><text:span text:style-name="T26"><text:tab/>NameResolvingService=resolvconf</text:span></text:p>
      <text:p text:style-name="P21"><text:span text:style-name="T26"/></text:p>
      <text:p text:style-name="P23"><text:span text:style-name="T40">$</text:span><text:span text:style-name="T23">vim ~/.config/kdeglobals</text:span></text:p>
      <text:p text:style-name="P23"><text:span text:style-name="T23"/></text:p>
      <text:p text:style-name="P23"><text:span text:style-name="T23"><text:tab/>[Colors:View]</text:span></text:p>
      <text:p text:style-name="P23"><text:span text:style-name="T23"><text:tab/>BackgroundNormal=R,G,B</text:span></text:p>
      <text:p text:style-name="P22"><text:span text:style-name="T26"/></text:p>
      <text:p text:style-name="P23"><text:span text:style-name="T31">Configs</text:span></text:p>
      <text:p text:style-name="P23"><text:span text:style-name="T23"/></text:p>
      <text:p text:style-name="P23"><text:span text:style-name="T23">/etc/default/grub</text:span></text:p>
      <text:p text:style-name="P23"><text:span text:style-name="T23">/etc/pacman.conf</text:span></text:p>
      <text:p text:style-name="P23"><text:span text:style-name="T27">/usr/share/X11/xorg.conf.d/</text:span></text:p>
      <text:p text:style-name="P23"><text:span text:style-name="T23">~/.config/i3/config</text:span></text:p>
      <text:p text:style-name="P23"><text:span text:style-name="T23">~/.config/polybar/config.ini</text:span></text:p>
      <text:p text:style-name="P23"><text:span text:style-name="T23">~/.config/polybar/launch.sh</text:span></text:p>
      <text:p text:style-name="P23"><text:span text:style-name="T23">~/.config/picom.conf</text:span></text:p>
      <text:p text:style-name="P25"><text:span text:style-name="T23">~/.config/bashtop/</text:span></text:p>
      <text:p text:style-name="P11">~/.local/share/konsole/</text:p>
      <text:p text:style-name="P12"><text:span text:style-name="T31">~/.config/qt5ct/colors/</text:span></text:p>
      <text:p text:style-name="P23"><text:span text:style-name="T23"/></text:p>
      <text:p text:style-name="P24"><text:span text:style-name="T31">Logs</text:span></text:p>
      <text:p text:style-name="P24"><text:span text:style-name="T23"/></text:p>
      <text:p text:style-name="P24"><text:span text:style-name="T23">~/.local/share/xorg/Xorg.0.log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soveka" svg:font-family="Isoveka"/>
    <style:font-face style:name="Noto Sans Devanagari1" svg:font-family="'Noto Sans Devanagari'" style:font-family-generic="swiss"/>
    <style:font-face style:name="Cantarell" svg:font-family="Cantarell" style:font-pitch="variable"/>
    <style:font-face style:name="FuraCode Nerd Font" svg:font-family="'FuraCode Nerd Font'" style:font-pitch="variable"/>
    <style:font-face style:name="Iosevka Nerd Font" svg:font-family="'Iosevka Nerd Fon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6:58:35.324870658</meta:creation-date>
    <dc:date>2021-01-02T15:16:21.582767932</dc:date>
    <meta:editing-duration>PT18H50M28S</meta:editing-duration>
    <meta:editing-cycles>13</meta:editing-cycles>
    <meta:generator>LibreOffice/7.0.4.2$Linux_X86_64 LibreOffice_project/00$Build-2</meta:generator>
    <meta:print-date>2020-12-29T21:33:23.267676160</meta:print-date>
    <meta:document-statistic meta:table-count="0" meta:image-count="0" meta:object-count="0" meta:page-count="4" meta:paragraph-count="121" meta:word-count="341" meta:character-count="3099" meta:non-whitespace-character-count="2870"/>
  </office:meta>
</office:document-meta>
</file>